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родская весна…<text:line-break/>И пришла ты не одна<text:line-break/>Под руку с любовью<text:line-break/>С радостною болью<text:line-break/>Вот когда-то однажды <text:line-break/>Понимаю: люблю всех и каждого<text:line-break/>За то, что вы есть у меня<text:line-break/>В начале каждого дня<text:line-break/>Благодарю свою судьбу <text:line-break/>За встречи с вами.<text:line-break/>За теченьями, быстрыми реками<text:line-break/>И чудесными золотыми снами<text:line-break/>С всеми-всеми нами<text:line-break/>Все обязательно будет хорошо.<text:line-break/>Солнечный свет рядом с весною пришел<text:line-break/>Вошел в сердце и душу мою<text:line-break/>И теперь я совершенно точно знаю<text:line-break/>Любовь придет ко мне<text:line-break/>Говорю я спасибо весне<text:line-break/>И всемогущему Господу Богу<text:line-break/>Шагая и глядя на мою дорогу.<text:line-break/>Чувствую Его мудрую помощь<text:line-break/>И всю свою жизненную мощь<text:line-break/>Я растрачу, шагая по жизни<text:line-break/>Но до самой моей тризны<text:line-break/>Я пройду с улыбкой <text:line-break/>По дороге этой зыбкой<text:line-break/>И я буду с тобой всегда<text:line-break/>И любая, не дай Бог, беда<text:line-break/>Докажет, что ты <text:line-break/>Совершенно мне не безразличен<text:line-break/>И милая в руке синичка<text:line-break/>Укажет заветный путь до мечты<text:line-break/>Конечно, рядом будешь ты<text:line-break/>И обязательно поможешь.<text:line-break/>Кричу я на весь свет:<text:line-break/>Огромное Тебе спасибо Боже!<text:line-break/>За эту жизнь и за моих друзей!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45:11.28</meta:creation-date>
    <meta:document-statistic meta:table-count="0" meta:image-count="0" meta:object-count="0" meta:page-count="1" meta:paragraph-count="2" meta:word-count="170" meta:character-count="943"/>
    <dc:date>2011-10-04T19:46:10.67</dc:date>
    <dc:creator>Елизавета Чижикова</dc:creator>
    <meta:editing-duration>PT59S</meta:editing-duration>
    <meta:editing-cycles>1</meta:editing-cycles>
    <meta:generator>OpenOffice.org/3.3$Win32 OpenOffice.org_project/330m20$Build-9567</meta:generator>
  </office:meta>
</office:document-meta>
</file>